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29.794cm" table:align="margins"/>
    </style:style>
    <style:style style:name="Tabelle1.A" style:family="table-column">
      <style:table-column-properties style:column-width="4.255cm" style:rel-column-width="9360*"/>
    </style:style>
    <style:style style:name="Tabelle1.B" style:family="table-column">
      <style:table-column-properties style:column-width="4.256cm" style:rel-column-width="9363*"/>
    </style:style>
    <style:style style:name="Tabelle1.D" style:family="table-column">
      <style:table-column-properties style:column-width="4.583cm" style:rel-column-width="10079*"/>
    </style:style>
    <style:style style:name="Tabelle1.E" style:family="table-column">
      <style:table-column-properties style:column-width="3.93cm" style:rel-column-width="8643*"/>
    </style:style>
    <style:style style:name="Tabelle1.G" style:family="table-column">
      <style:table-column-properties style:column-width="4.258cm" style:rel-column-width="9367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G1" style:family="table-cell">
      <style:table-cell-properties fo:padding="0.097cm" fo:border="0.002cm solid #000000"/>
    </style:style>
    <style:style style:name="Tabel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none" fo:border-top="none" fo:border-bottom="0.002cm solid #000000"/>
    </style:style>
    <style:style style:name="Tabelle1.G2" style:family="table-cell">
      <style:table-cell-properties fo:padding="0.097cm" fo:border-left="0.002cm solid #000000" fo:border-right="0.002cm solid #000000" fo:border-top="none" fo:border-bottom="0.002cm solid #000000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A"/>
        <table:table-column table:style-name="Tabelle1.D"/>
        <table:table-column table:style-name="Tabelle1.E"/>
        <table:table-column table:style-name="Tabelle1.B"/>
        <table:table-column table:style-name="Tabelle1.G"/>
        <table:table-header-rows>
          <table:table-row>
            <table:table-cell table:style-name="Tabelle1.A1" office:value-type="string">
              <text:p text:style-name="Table_20_Heading">Offset</text:p>
            </table:table-cell>
            <table:table-cell table:style-name="Tabelle1.A1" office:value-type="string">
              <text:p text:style-name="Table_20_Heading">Win XP</text:p>
            </table:table-cell>
            <table:table-cell table:style-name="Tabelle1.A1" office:value-type="string">
              <text:p text:style-name="Table_20_Heading">Win 2003</text:p>
            </table:table-cell>
            <table:table-cell table:style-name="Tabelle1.A1" office:value-type="string">
              <text:p text:style-name="Table_20_Heading">Win Vista</text:p>
            </table:table-cell>
            <table:table-cell table:style-name="Tabelle1.A1" office:value-type="string">
              <text:p text:style-name="Table_20_Heading">Win 7</text:p>
            </table:table-cell>
            <table:table-cell table:style-name="Tabelle1.A1" office:value-type="string">
              <text:p text:style-name="Table_20_Heading">Win 8</text:p>
            </table:table-cell>
            <table:table-cell table:style-name="Tabelle1.G1" office:value-type="string">
              <text:p text:style-name="Table_20_Heading"/>
            </table:table-cell>
          </table:table-row>
        </table:table-header-rows>
        <table:table-row>
          <table:table-cell table:style-name="Tabelle1.A2" office:value-type="float" office:value="0">
            <text:p text:style-name="Table_20_Contents">0</text:p>
          </table:table-cell>
          <table:table-cell table:style-name="Tabelle1.B2" table:number-columns-spanned="5" office:value-type="string">
            <text:p text:style-name="Table_20_Contents">NtTib</text:p>
          </table:table-cell>
          <table:covered-table-cell/>
          <table:covered-table-cell/>
          <table:covered-table-cell/>
          <table:covered-table-cell/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>0x38</text:p>
          </table:table-cell>
          <table:table-cell table:style-name="Tabelle1.B2" table:number-columns-spanned="5" office:value-type="string">
            <text:p text:style-name="Table_20_Contents">IdtBase</text:p>
          </table:table-cell>
          <table:covered-table-cell/>
          <table:covered-table-cell/>
          <table:covered-table-cell/>
          <table:covered-table-cell/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>0x40</text:p>
          </table:table-cell>
          <table:table-cell table:style-name="Tabelle1.B2" table:number-columns-spanned="5" office:value-type="string">
            <text:p text:style-name="Table_20_Contents">Unused</text:p>
          </table:table-cell>
          <table:covered-table-cell/>
          <table:covered-table-cell/>
          <table:covered-table-cell/>
          <table:covered-table-cell/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>0x50</text:p>
          </table:table-cell>
          <table:table-cell table:style-name="Tabelle1.B2" table:number-columns-spanned="5" office:value-type="string">
            <text:p text:style-name="Table_20_Contents">Irql</text:p>
          </table:table-cell>
          <table:covered-table-cell/>
          <table:covered-table-cell/>
          <table:covered-table-cell/>
          <table:covered-table-cell/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>0x51</text:p>
          </table:table-cell>
          <table:table-cell table:style-name="Tabelle1.B2" table:number-columns-spanned="5" office:value-type="string">
            <text:p text:style-name="Table_20_Contents">SecondLevelCacheAssociativity</text:p>
          </table:table-cell>
          <table:covered-table-cell/>
          <table:covered-table-cell/>
          <table:covered-table-cell/>
          <table:covered-table-cell/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>0x52</text:p>
          </table:table-cell>
          <table:table-cell table:style-name="Tabelle1.B2" table:number-columns-spanned="5" office:value-type="string">
            <text:p text:style-name="Table_20_Contents">ObsoleteNumber</text:p>
          </table:table-cell>
          <table:covered-table-cell/>
          <table:covered-table-cell/>
          <table:covered-table-cell/>
          <table:covered-table-cell/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>0x53</text:p>
          </table:table-cell>
          <table:table-cell table:style-name="Tabelle1.B2" table:number-columns-spanned="5" office:value-type="string">
            <text:p text:style-name="Table_20_Contents">Fill0</text:p>
          </table:table-cell>
          <table:covered-table-cell/>
          <table:covered-table-cell/>
          <table:covered-table-cell/>
          <table:covered-table-cell/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>0x54</text:p>
          </table:table-cell>
          <table:table-cell table:style-name="Tabelle1.B2" table:number-columns-spanned="5" office:value-type="string">
            <text:p text:style-name="Table_20_Contents">Unused0</text:p>
          </table:table-cell>
          <table:covered-table-cell/>
          <table:covered-table-cell/>
          <table:covered-table-cell/>
          <table:covered-table-cell/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>0x60</text:p>
          </table:table-cell>
          <table:table-cell table:style-name="Tabelle1.B2" table:number-columns-spanned="5" office:value-type="string">
            <text:p text:style-name="Table_20_Contents">MajorVersion</text:p>
          </table:table-cell>
          <table:covered-table-cell/>
          <table:covered-table-cell/>
          <table:covered-table-cell/>
          <table:covered-table-cell/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>0x62</text:p>
          </table:table-cell>
          <table:table-cell table:style-name="Tabelle1.B2" table:number-columns-spanned="5" office:value-type="string">
            <text:p text:style-name="Table_20_Contents">MinorVersion</text:p>
          </table:table-cell>
          <table:covered-table-cell/>
          <table:covered-table-cell/>
          <table:covered-table-cell/>
          <table:covered-table-cell/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>0x64</text:p>
          </table:table-cell>
          <table:table-cell table:style-name="Tabelle1.B2" table:number-columns-spanned="5" office:value-type="string">
            <text:p text:style-name="Table_20_Contents">StallScaleFactor</text:p>
          </table:table-cell>
          <table:covered-table-cell/>
          <table:covered-table-cell/>
          <table:covered-table-cell/>
          <table:covered-table-cell/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>0x68</text:p>
          </table:table-cell>
          <table:table-cell table:style-name="Tabelle1.B2" table:number-columns-spanned="5" office:value-type="string">
            <text:p text:style-name="Table_20_Contents">Unused1</text:p>
          </table:table-cell>
          <table:covered-table-cell/>
          <table:covered-table-cell/>
          <table:covered-table-cell/>
          <table:covered-table-cell/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>0x80</text:p>
          </table:table-cell>
          <table:table-cell table:style-name="Tabelle1.B2" table:number-columns-spanned="5" office:value-type="string">
            <text:p text:style-name="Table_20_Contents">KernelReserved</text:p>
          </table:table-cell>
          <table:covered-table-cell/>
          <table:covered-table-cell/>
          <table:covered-table-cell/>
          <table:covered-table-cell/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>0xBC</text:p>
          </table:table-cell>
          <table:table-cell table:style-name="Tabelle1.B2" table:number-columns-spanned="5" office:value-type="string">
            <text:p text:style-name="Table_20_Contents">SecondLevelCacheSize</text:p>
          </table:table-cell>
          <table:covered-table-cell/>
          <table:covered-table-cell/>
          <table:covered-table-cell/>
          <table:covered-table-cell/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>0xC0</text:p>
          </table:table-cell>
          <table:table-cell table:style-name="Tabelle1.B2" table:number-columns-spanned="5" office:value-type="string">
            <text:p text:style-name="Table_20_Contents">HalReserved</text:p>
          </table:table-cell>
          <table:covered-table-cell/>
          <table:covered-table-cell/>
          <table:covered-table-cell/>
          <table:covered-table-cell/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>ßx100</text:p>
          </table:table-cell>
          <table:table-cell table:style-name="Tabelle1.B2" table:number-columns-spanned="5" office:value-type="string">
            <text:p text:style-name="Table_20_Contents">Unused2</text:p>
          </table:table-cell>
          <table:covered-table-cell/>
          <table:covered-table-cell/>
          <table:covered-table-cell/>
          <table:covered-table-cell/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>0x108</text:p>
          </table:table-cell>
          <table:table-cell table:style-name="Tabelle1.B2" table:number-columns-spanned="5" office:value-type="string">
            <text:p text:style-name="Table_20_Contents">KdVersionBlock</text:p>
          </table:table-cell>
          <table:covered-table-cell/>
          <table:covered-table-cell/>
          <table:covered-table-cell/>
          <table:covered-table-cell/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>0x110</text:p>
          </table:table-cell>
          <table:table-cell table:style-name="Tabelle1.B2" table:number-columns-spanned="5" office:value-type="string">
            <text:p text:style-name="Table_20_Contents">Unused3</text:p>
          </table:table-cell>
          <table:covered-table-cell/>
          <table:covered-table-cell/>
          <table:covered-table-cell/>
          <table:covered-table-cell/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>0y118</text:p>
          </table:table-cell>
          <table:table-cell table:style-name="Tabelle1.B2" table:number-columns-spanned="5" office:value-type="string">
            <text:p text:style-name="Table_20_Contents">PcrAlign</text:p>
          </table:table-cell>
          <table:covered-table-cell/>
          <table:covered-table-cell/>
          <table:covered-table-cell/>
          <table:covered-table-cell/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>0x180</text:p>
          </table:table-cell>
          <table:table-cell table:style-name="Tabelle1.B2" table:number-columns-spanned="5" office:value-type="string">
            <text:p text:style-name="Table_20_Contents">Prcb</text:p>
          </table:table-cell>
          <table:covered-table-cell/>
          <table:covered-table-cell/>
          <table:covered-table-cell/>
          <table:covered-table-cell/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>0x000</text:p>
          </table:table-cell>
          <table:table-cell table:style-name="Tabelle1.B2" table:number-columns-spanned="4" office:value-type="string">
            <text:p text:style-name="Table_20_Contents">MxCsr</text:p>
          </table:table-cell>
          <table:covered-table-cell/>
          <table:covered-table-cell/>
          <table:covered-table-cell/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>0x004</text:p>
          </table:table-cell>
          <table:table-cell table:style-name="Tabelle1.A1" table:number-columns-spanned="2" office:value-type="string">
            <text:p text:style-name="Table_20_Contents">UCHAR Number</text:p>
          </table:table-cell>
          <table:covered-table-cell/>
          <table:table-cell table:style-name="Tabelle1.B2" table:number-rows-spanned="2" office:value-type="string">
            <text:p text:style-name="Standard">USHORT Number</text:p>
          </table:table-cell>
          <table:table-cell table:style-name="Tabelle1.B2" office:value-type="string">
            <text:p text:style-name="Table_20_Contents">UCHAR LegacyNumber</text:p>
          </table:table-cell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>0x005</text:p>
          </table:table-cell>
          <table:table-cell table:style-name="Tabelle1.B2" table:number-columns-spanned="2" office:value-type="string">
            <text:p text:style-name="Table_20_Contents">UCHAR NestingLevel</text:p>
          </table:table-cell>
          <table:covered-table-cell/>
          <table:covered-table-cell/>
          <table:table-cell table:style-name="Tabelle1.B2" office:value-type="string">
            <text:p text:style-name="Table_20_Contents">ReservedMustBeZero</text:p>
          </table:table-cell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>0x006</text:p>
          </table:table-cell>
          <table:table-cell table:style-name="Tabelle1.B2" table:number-columns-spanned="4" office:value-type="string">
            <text:p text:style-name="Table_20_Contents">InterruptRequest</text:p>
          </table:table-cell>
          <table:covered-table-cell/>
          <table:covered-table-cell/>
          <table:covered-table-cell/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>0x007</text:p>
          </table:table-cell>
          <table:table-cell table:style-name="Tabelle1.B2" table:number-columns-spanned="4" office:value-type="string">
            <text:p text:style-name="Table_20_Contents">IdleHalt</text:p>
          </table:table-cell>
          <table:covered-table-cell/>
          <table:covered-table-cell/>
          <table:covered-table-cell/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>0x008</text:p>
          </table:table-cell>
          <table:table-cell table:style-name="Tabelle1.B2" table:number-columns-spanned="4" office:value-type="string">
            <text:p text:style-name="Table_20_Contents">CurrentThread</text:p>
          </table:table-cell>
          <table:covered-table-cell/>
          <table:covered-table-cell/>
          <table:covered-table-cell/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>0x010</text:p>
          </table:table-cell>
          <table:table-cell table:style-name="Tabelle1.B2" table:number-columns-spanned="4" office:value-type="string">
            <text:p text:style-name="Table_20_Contents">NextThread</text:p>
          </table:table-cell>
          <table:covered-table-cell/>
          <table:covered-table-cell/>
          <table:covered-table-cell/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>0x018</text:p>
          </table:table-cell>
          <table:table-cell table:style-name="Tabelle1.B2" table:number-columns-spanned="4" office:value-type="string">
            <text:p text:style-name="Table_20_Contents">IdleThread</text:p>
          </table:table-cell>
          <table:covered-table-cell/>
          <table:covered-table-cell/>
          <table:covered-table-cell/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>0x020</text:p>
          </table:table-cell>
          <table:table-cell table:style-name="Tabelle1.B2" table:number-rows-spanned="4" table:number-columns-spanned="2" office:value-type="string">
            <text:p text:style-name="Table_20_Contents">UserRsp</text:p>
          </table:table-cell>
          <table:covered-table-cell/>
          <table:table-cell table:style-name="Tabelle1.B2" table:number-columns-spanned="2" office:value-type="string">
            <text:p text:style-name="Table_20_Contents">NestingLevel</text:p>
          </table:table-cell>
          <table:covered-table-cell/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>0x021</text:p>
          </table:table-cell>
          <table:covered-table-cell/>
          <table:covered-table-cell/>
          <table:table-cell table:style-name="Tabelle1.B2" office:value-type="string">
            <text:p text:style-name="Table_20_Contents">Group</text:p>
          </table:table-cell>
          <table:table-cell table:style-name="Tabelle1.B2" table:number-rows-spanned="2" office:value-type="string">
            <text:p text:style-name="Table_20_Contents">PrcbPad00</text:p>
          </table:table-cell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>0x022</text:p>
          </table:table-cell>
          <table:covered-table-cell/>
          <table:covered-table-cell/>
          <table:table-cell table:style-name="Tabelle1.B2" table:number-rows-spanned="2" office:value-type="string">
            <text:p text:style-name="Table_20_Contents">PrcbPad00</text:p>
          </table:table-cell>
          <table:covered-table-cell/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>0x024</text:p>
          </table:table-cell>
          <table:covered-table-cell/>
          <table:covered-table-cell/>
          <table:covered-table-cell/>
          <table:table-cell table:style-name="Tabelle1.B2" office:value-type="string">
            <text:p text:style-name="Table_20_Contents">Number</text:p>
          </table:table-cell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>0x028</text:p>
          </table:table-cell>
          <table:table-cell table:style-name="Tabelle1.B2" table:number-columns-spanned="4" office:value-type="string">
            <text:p text:style-name="Table_20_Contents">RspBase</text:p>
          </table:table-cell>
          <table:covered-table-cell/>
          <table:covered-table-cell/>
          <table:covered-table-cell/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>0x030</text:p>
          </table:table-cell>
          <table:table-cell table:style-name="Tabelle1.B2" table:number-columns-spanned="4" office:value-type="string">
            <text:p text:style-name="Table_20_Contents">PrcbLock</text:p>
          </table:table-cell>
          <table:covered-table-cell/>
          <table:covered-table-cell/>
          <table:covered-table-cell/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>0x038</text:p>
          </table:table-cell>
          <table:table-cell table:style-name="Tabelle1.B2" table:number-columns-spanned="3" office:value-type="string">
            <text:p text:style-name="Table_20_Contents">SetMember</text:p>
          </table:table-cell>
          <table:covered-table-cell/>
          <table:covered-table-cell/>
          <table:table-cell table:style-name="Tabelle1.B2" office:value-type="string">
            <text:p text:style-name="Table_20_Contents">PrcbPad01</text:p>
          </table:table-cell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>0x040</text:p>
          </table:table-cell>
          <table:table-cell table:style-name="Tabelle1.B2" table:number-columns-spanned="4" office:value-type="string">
            <text:p text:style-name="Table_20_Contents">ProcessorState</text:p>
          </table:table-cell>
          <table:covered-table-cell/>
          <table:covered-table-cell/>
          <table:covered-table-cell/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>0x5F0</text:p>
          </table:table-cell>
          <table:table-cell table:style-name="Tabelle1.B2" table:number-columns-spanned="4" office:value-type="string">
            <text:p text:style-name="Table_20_Contents">CpuType</text:p>
          </table:table-cell>
          <table:covered-table-cell/>
          <table:covered-table-cell/>
          <table:covered-table-cell/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>0x5F1</text:p>
          </table:table-cell>
          <table:table-cell table:style-name="Tabelle1.B2" table:number-columns-spanned="4" office:value-type="string">
            <text:p text:style-name="Table_20_Contents">CpuID</text:p>
          </table:table-cell>
          <table:covered-table-cell/>
          <table:covered-table-cell/>
          <table:covered-table-cell/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>0x5F2</text:p>
          </table:table-cell>
          <table:table-cell table:style-name="Tabelle1.B2" table:number-columns-spanned="4" office:value-type="string">
            <text:p text:style-name="Table_20_Contents">CpuStep</text:p>
          </table:table-cell>
          <table:covered-table-cell/>
          <table:covered-table-cell/>
          <table:covered-table-cell/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>0x5F4</text:p>
          </table:table-cell>
          <table:table-cell table:style-name="Tabelle1.B2" table:number-columns-spanned="4" office:value-type="string">
            <text:p text:style-name="Table_20_Contents">Mhz</text:p>
          </table:table-cell>
          <table:covered-table-cell/>
          <table:covered-table-cell/>
          <table:covered-table-cell/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>0x5F8</text:p>
          </table:table-cell>
          <table:table-cell table:style-name="Tabelle1.B2" table:number-columns-spanned="4" office:value-type="string">
            <text:p text:style-name="Table_20_Contents">HalReserved</text:p>
          </table:table-cell>
          <table:covered-table-cell/>
          <table:covered-table-cell/>
          <table:covered-table-cell/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>0x638</text:p>
          </table:table-cell>
          <table:table-cell table:style-name="Tabelle1.B2" table:number-columns-spanned="4" office:value-type="string">
            <text:p text:style-name="Table_20_Contents">MinorVersion</text:p>
          </table:table-cell>
          <table:covered-table-cell/>
          <table:covered-table-cell/>
          <table:covered-table-cell/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>0x63A</text:p>
          </table:table-cell>
          <table:table-cell table:style-name="Tabelle1.B2" table:number-columns-spanned="4" office:value-type="string">
            <text:p text:style-name="Table_20_Contents">MajorVersion</text:p>
          </table:table-cell>
          <table:covered-table-cell/>
          <table:covered-table-cell/>
          <table:covered-table-cell/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>0x63C</text:p>
          </table:table-cell>
          <table:table-cell table:style-name="Tabelle1.B2" table:number-columns-spanned="4" office:value-type="string">
            <text:p text:style-name="Table_20_Contents">BuildType</text:p>
          </table:table-cell>
          <table:covered-table-cell/>
          <table:covered-table-cell/>
          <table:covered-table-cell/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>0x63D</text:p>
          </table:table-cell>
          <table:table-cell table:style-name="Tabelle1.B2" table:number-columns-spanned="4" office:value-type="string">
            <text:p text:style-name="Table_20_Contents">CpuVendor</text:p>
          </table:table-cell>
          <table:covered-table-cell/>
          <table:covered-table-cell/>
          <table:covered-table-cell/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>0x63E</text:p>
          </table:table-cell>
          <table:table-cell table:style-name="Tabelle1.B2" table:number-columns-spanned="2" office:value-type="string">
            <text:p text:style-name="Table_20_Contents">InitalApicId</text:p>
          </table:table-cell>
          <table:covered-table-cell/>
          <table:table-cell table:style-name="Tabelle1.B2" table:number-columns-spanned="2" office:value-type="string">
            <text:p text:style-name="Table_20_Contents">CoresPerPhysicalProcessor</text:p>
          </table:table-cell>
          <table:covered-table-cell/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>0x63f</text:p>
          </table:table-cell>
          <table:table-cell table:style-name="Tabelle1.B2" table:number-columns-spanned="2" office:value-type="string">
            <text:p text:style-name="Table_20_Contents">LogicalProcessorsPerPhysicalProcessor</text:p>
          </table:table-cell>
          <table:covered-table-cell/>
          <table:table-cell table:style-name="Tabelle1.B2" table:number-columns-spanned="2" office:value-type="string">
            <text:p text:style-name="Table_20_Contents">LogicalProcessorsPerCore</text:p>
          </table:table-cell>
          <table:covered-table-cell/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>0x640</text:p>
          </table:table-cell>
          <table:table-cell table:style-name="Tabelle1.B2" table:number-columns-spanned="4" office:value-type="string">
            <text:p text:style-name="Table_20_Contents">ApicMask</text:p>
          </table:table-cell>
          <table:covered-table-cell/>
          <table:covered-table-cell/>
          <table:covered-table-cell/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>0x644</text:p>
          </table:table-cell>
          <table:table-cell table:style-name="Tabelle1.B2" table:number-columns-spanned="2" office:value-type="string">
            <text:p text:style-name="Table_20_Contents">CFlushSize</text:p>
          </table:table-cell>
          <table:covered-table-cell/>
          <table:table-cell table:style-name="Tabelle1.B2" table:number-rows-spanned="2" table:number-columns-spanned="2" office:value-type="string">
            <text:p text:style-name="Table_20_Contents">CFlushSize</text:p>
          </table:table-cell>
          <table:covered-table-cell/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>0x645</text:p>
          </table:table-cell>
          <table:table-cell table:style-name="Tabelle1.B2" table:number-columns-spanned="2" office:value-type="string">
            <text:p text:style-name="Table_20_Contents">PrcbPad0x</text:p>
          </table:table-cell>
          <table:covered-table-cell/>
          <table:covered-table-cell/>
          <table:covered-table-cell/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>0x648</text:p>
          </table:table-cell>
          <table:table-cell table:style-name="Tabelle1.B2" table:number-columns-spanned="4" office:value-type="string">
            <text:p text:style-name="Table_20_Contents">AcpiReserved</text:p>
          </table:table-cell>
          <table:covered-table-cell/>
          <table:covered-table-cell/>
          <table:covered-table-cell/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>0x650</text:p>
          </table:table-cell>
          <table:table-cell table:style-name="Tabelle1.B2" table:number-columns-spanned="2" office:value-type="string">
            <text:p text:style-name="Table_20_Contents">PrcbPad00</text:p>
          </table:table-cell>
          <table:covered-table-cell/>
          <table:table-cell table:style-name="Tabelle1.B2" table:number-columns-spanned="2" office:value-type="string">
            <text:p text:style-name="Table_20_Contents">InitalApicId</text:p>
          </table:table-cell>
          <table:covered-table-cell/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>0x670</text:p>
          </table:table-cell>
          <table:table-cell table:style-name="Tabelle1.B2" table:number-columns-spanned="2" office:value-type="string">
            <text:p text:style-name="Table_20_Contents">LockQueue</text:p>
          </table:table-cell>
          <table:covered-table-cell/>
          <table:table-cell table:style-name="Tabelle1.B2" table:number-rows-spanned="2" office:value-type="string">
            <text:p text:style-name="Table_20_Contents">LockQueue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>0x880</text:p>
          </table:table-cell>
          <table:table-cell table:style-name="Tabelle1.B2" table:number-columns-spanned="2" office:value-type="string">
            <text:p text:style-name="Table_20_Contents">PPLookasideList</text:p>
          </table:table-cell>
          <table:covered-table-cell/>
          <table:covered-table-cell/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>0x980</text:p>
          </table:table-cell>
          <table:table-cell table:style-name="Tabelle1.B2" table:number-rows-spanned="2" table:number-columns-spanned="2" office:value-type="string">
            <text:p text:style-name="Table_20_Contents">PPNPagedLookasideList</text:p>
          </table:table-cell>
          <table:covered-table-cell/>
          <table:table-cell table:style-name="Tabelle1.B2" office:value-type="string">
            <text:p text:style-name="Table_20_Contents">PPLookasideList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>0xA80</text:p>
          </table:table-cell>
          <table:covered-table-cell/>
          <table:covered-table-cell/>
          <table:table-cell table:style-name="Tabelle1.B2" office:value-type="string">
            <text:p text:style-name="Table_20_Contents">PPNPagedLookasideList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>0xB80</text:p>
          </table:table-cell>
          <table:table-cell table:style-name="Tabelle1.B2" table:number-columns-spanned="2" office:value-type="string">
            <text:p text:style-name="Table_20_Contents">PPPagedLookasideList</text:p>
          </table:table-cell>
          <table:covered-table-cell/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>0xD80</text:p>
          </table:table-cell>
          <table:table-cell table:style-name="Tabelle1.B2" table:number-columns-spanned="2" office:value-type="string">
            <text:p text:style-name="Table_20_Contents">PacketBarrier</text:p>
          </table:table-cell>
          <table:covered-table-cell/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>0xD88</text:p>
          </table:table-cell>
          <table:table-cell table:style-name="Tabelle1.B2" table:number-columns-spanned="2" office:value-type="string">
            <text:p text:style-name="Table_20_Contents">DeferredReadyListHead</text:p>
          </table:table-cell>
          <table:covered-table-cell/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>0xD90</text:p>
          </table:table-cell>
          <table:table-cell table:style-name="Tabelle1.B2" table:number-columns-spanned="2" office:value-type="string">
            <text:p text:style-name="Table_20_Contents">MmPageFaultCount</text:p>
          </table:table-cell>
          <table:covered-table-cell/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>0xD94</text:p>
          </table:table-cell>
          <table:table-cell table:style-name="Tabelle1.B2" table:number-columns-spanned="2" office:value-type="string">
            <text:p text:style-name="Table_20_Contents">MmCopyOnWriteCount</text:p>
          </table:table-cell>
          <table:covered-table-cell/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>0xDC4</text:p>
          </table:table-cell>
          <table:table-cell table:style-name="Tabelle1.B2" table:number-columns-spanned="2" office:value-type="string">
            <text:p text:style-name="Table_20_Contents">LookasideIrqpFloat</text:p>
          </table:table-cell>
          <table:covered-table-cell/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>0xDC8</text:p>
          </table:table-cell>
          <table:table-cell table:style-name="Tabelle1.B2" table:number-columns-spanned="2" office:value-type="string">
            <text:p text:style-name="Table_20_Contents">KeSystemCalls</text:p>
          </table:table-cell>
          <table:covered-table-cell/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>0xE00</text:p>
          </table:table-cell>
          <table:table-cell table:style-name="Tabelle1.B2" table:number-columns-spanned="2" office:value-type="string">
            <text:p text:style-name="Table_20_Contents">TargetSet</text:p>
          </table:table-cell>
          <table:covered-table-cell/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>0xE08</text:p>
          </table:table-cell>
          <table:table-cell table:style-name="Tabelle1.B2" table:number-columns-spanned="2" office:value-type="string">
            <text:p text:style-name="Table_20_Contents">IpiFrozen</text:p>
          </table:table-cell>
          <table:covered-table-cell/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>0xE0C</text:p>
          </table:table-cell>
          <table:table-cell table:style-name="Tabelle1.B2" table:number-columns-spanned="2" office:value-type="string">
            <text:p text:style-name="Table_20_Contents">PrcbPad3</text:p>
          </table:table-cell>
          <table:covered-table-cell/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>0xE80</text:p>
          </table:table-cell>
          <table:table-cell table:style-name="Tabelle1.B2" table:number-columns-spanned="2" office:value-type="string">
            <text:p text:style-name="Table_20_Contents">RequestMailbox</text:p>
          </table:table-cell>
          <table:covered-table-cell/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>0x1E80</text:p>
          </table:table-cell>
          <table:table-cell table:style-name="Tabelle1.B2" table:number-columns-spanned="2" office:value-type="string">
            <text:p text:style-name="Table_20_Contents">SenderSummery</text:p>
          </table:table-cell>
          <table:covered-table-cell/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>0x1E88</text:p>
          </table:table-cell>
          <table:table-cell table:style-name="Tabelle1.B2" table:number-columns-spanned="2" office:value-type="string">
            <text:p text:style-name="Table_20_Contents">PrcbPad4</text:p>
          </table:table-cell>
          <table:covered-table-cell/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>0x1F00</text:p>
          </table:table-cell>
          <table:table-cell table:style-name="Tabelle1.B2" table:number-columns-spanned="2" office:value-type="string">
            <text:p text:style-name="Table_20_Contents">DpcData</text:p>
          </table:table-cell>
          <table:covered-table-cell/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>0x1F40</text:p>
          </table:table-cell>
          <table:table-cell table:style-name="Tabelle1.B2" table:number-columns-spanned="2" office:value-type="string">
            <text:p text:style-name="Table_20_Contents">DpcStack</text:p>
          </table:table-cell>
          <table:covered-table-cell/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>0x1F48</text:p>
          </table:table-cell>
          <table:table-cell table:style-name="Tabelle1.B2" table:number-columns-spanned="2" office:value-type="string">
            <text:p text:style-name="Table_20_Contents">SavedRsp</text:p>
          </table:table-cell>
          <table:covered-table-cell/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>0x1F50</text:p>
          </table:table-cell>
          <table:table-cell table:style-name="Tabelle1.B2" table:number-columns-spanned="2" office:value-type="string">
            <text:p text:style-name="Table_20_Contents">MaximumDpcQueueDepth</text:p>
          </table:table-cell>
          <table:covered-table-cell/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>0x1F54</text:p>
          </table:table-cell>
          <table:table-cell table:style-name="Tabelle1.B2" table:number-columns-spanned="2" office:value-type="string">
            <text:p text:style-name="Table_20_Contents">DpcRequestRate</text:p>
          </table:table-cell>
          <table:covered-table-cell/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>0x1F58</text:p>
          </table:table-cell>
          <table:table-cell table:style-name="Tabelle1.B2" table:number-columns-spanned="2" office:value-type="string">
            <text:p text:style-name="Table_20_Contents">MinimumDpcRate</text:p>
          </table:table-cell>
          <table:covered-table-cell/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>0x1F5C</text:p>
          </table:table-cell>
          <table:table-cell table:style-name="Tabelle1.B2" table:number-columns-spanned="2" office:value-type="string">
            <text:p text:style-name="Table_20_Contents">DpcInterruptRequested</text:p>
          </table:table-cell>
          <table:covered-table-cell/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>0x1F5D</text:p>
          </table:table-cell>
          <table:table-cell table:style-name="Tabelle1.B2" table:number-columns-spanned="2" office:value-type="string">
            <text:p text:style-name="Table_20_Contents">DpcThreadRequested</text:p>
          </table:table-cell>
          <table:covered-table-cell/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>0x1F5E</text:p>
          </table:table-cell>
          <table:table-cell table:style-name="Tabelle1.B2" table:number-columns-spanned="2" office:value-type="string">
            <text:p text:style-name="Table_20_Contents">DpcRoutineActive</text:p>
          </table:table-cell>
          <table:covered-table-cell/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>0x1F5F</text:p>
          </table:table-cell>
          <table:table-cell table:style-name="Tabelle1.B2" table:number-columns-spanned="2" office:value-type="string">
            <text:p text:style-name="Table_20_Contents">DpcThreadActive</text:p>
          </table:table-cell>
          <table:covered-table-cell/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>0x1F60</text:p>
          </table:table-cell>
          <table:table-cell table:style-name="Tabelle1.B2" table:number-columns-spanned="2" office:value-type="string">
            <text:p text:style-name="Table_20_Contents">TimerHand</text:p>
          </table:table-cell>
          <table:covered-table-cell/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>0x1F68</text:p>
          </table:table-cell>
          <table:table-cell table:style-name="Tabelle1.B2" table:number-columns-spanned="2" office:value-type="string">
            <text:p text:style-name="Table_20_Contents">TickOffset</text:p>
          </table:table-cell>
          <table:covered-table-cell/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>0x1F6C</text:p>
          </table:table-cell>
          <table:table-cell table:style-name="Tabelle1.B2" table:number-columns-spanned="2" office:value-type="string">
            <text:p text:style-name="Table_20_Contents">MasterOffset</text:p>
          </table:table-cell>
          <table:covered-table-cell/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>0x1F70</text:p>
          </table:table-cell>
          <table:table-cell table:style-name="Tabelle1.B2" table:number-columns-spanned="2" office:value-type="string">
            <text:p text:style-name="Table_20_Contents">DpcLastCount</text:p>
          </table:table-cell>
          <table:covered-table-cell/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>0x1F74</text:p>
          </table:table-cell>
          <table:table-cell table:style-name="Tabelle1.B2" table:number-columns-spanned="2" office:value-type="string">
            <text:p text:style-name="Table_20_Contents">ThreadDpcEnable</text:p>
          </table:table-cell>
          <table:covered-table-cell/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>0x1F75</text:p>
          </table:table-cell>
          <table:table-cell table:style-name="Tabelle1.B2" table:number-columns-spanned="2" office:value-type="string">
            <text:p text:style-name="Table_20_Contents">QuantumEnd</text:p>
          </table:table-cell>
          <table:covered-table-cell/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>PrcbPad50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>IdleSchedule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>DpcEventRequest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>PrcbPad40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>DpcThread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>0x1F88</text:p>
          </table:table-cell>
          <table:table-cell table:style-name="Tabelle1.B2" table:number-columns-spanned="2" office:value-type="string">
            <text:p text:style-name="Table_20_Contents">DpcEvent</text:p>
          </table:table-cell>
          <table:covered-table-cell/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>CallDpc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>PrcbPad7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>0x2000</text:p>
          </table:table-cell>
          <table:table-cell table:style-name="Tabelle1.B2" table:number-columns-spanned="2" office:value-type="string">
            <text:p text:style-name="Table_20_Contents">WaitListHead</text:p>
          </table:table-cell>
          <table:covered-table-cell/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>0x2010</text:p>
          </table:table-cell>
          <table:table-cell table:style-name="Tabelle1.B2" table:number-columns-spanned="2" office:value-type="string">
            <text:p text:style-name="Table_20_Contents">ReadySummery</text:p>
          </table:table-cell>
          <table:covered-table-cell/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>0x2014</text:p>
          </table:table-cell>
          <table:table-cell table:style-name="Tabelle1.B2" table:number-columns-spanned="2" office:value-type="string">
            <text:p text:style-name="Table_20_Contents">QueueIndex</text:p>
          </table:table-cell>
          <table:covered-table-cell/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>0x2018</text:p>
          </table:table-cell>
          <table:table-cell table:style-name="Tabelle1.B2" table:number-columns-spanned="2" office:value-type="string">
            <text:p text:style-name="Table_20_Contents">DispatcherReadyListHead</text:p>
          </table:table-cell>
          <table:covered-table-cell/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>0x2218</text:p>
          </table:table-cell>
          <table:table-cell table:style-name="Tabelle1.B2" table:number-columns-spanned="2" office:value-type="string">
            <text:p text:style-name="Table_20_Contents">InterruptCount</text:p>
          </table:table-cell>
          <table:covered-table-cell/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>0x221C</text:p>
          </table:table-cell>
          <table:table-cell table:style-name="Tabelle1.B2" table:number-columns-spanned="2" office:value-type="string">
            <text:p text:style-name="Table_20_Contents">KernelTime</text:p>
          </table:table-cell>
          <table:covered-table-cell/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>UserTime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>DpcTime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>0x2228</text:p>
          </table:table-cell>
          <table:table-cell table:style-name="Tabelle1.B2" table:number-columns-spanned="2" office:value-type="string">
            <text:p text:style-name="Table_20_Contents">InterruptTime</text:p>
          </table:table-cell>
          <table:covered-table-cell/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>AdjustDpcThreshold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>SkipTick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>DebuggerSavedIrql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>PollSlot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>PrcbPad8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>0x2240</text:p>
          </table:table-cell>
          <table:table-cell table:style-name="Tabelle1.B2" table:number-columns-spanned="2" office:value-type="string">
            <text:p text:style-name="Table_20_Contents">ParentNode</text:p>
          </table:table-cell>
          <table:covered-table-cell/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>MultiThreadedProcessorSet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>MultiSetThreadMaster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>Sleeping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>PrcbPad90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>DebugDpcTime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>0x2264</text:p>
          </table:table-cell>
          <table:table-cell table:style-name="Tabelle1.B2" table:number-columns-spanned="2" office:value-type="string">
            <text:p text:style-name="Table_20_Contents">PageColor</text:p>
          </table:table-cell>
          <table:covered-table-cell/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>NodeColor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>NodeShiftedColor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>SecondaryColorMask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>PrcbPad9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>CcFastReadNoWait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>CcFastReadWait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>CcFastReadNotPossible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>CcCopyReadNoWait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>CcCopyReadWait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>CcCopyreadNoWaitMiss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>0x2298</text:p>
          </table:table-cell>
          <table:table-cell table:style-name="Tabelle1.B2" table:number-columns-spanned="2" office:value-type="string">
            <text:p text:style-name="Table_20_Contents">KeAlignmentFixupCount</text:p>
          </table:table-cell>
          <table:covered-table-cell/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>KeDcacheFlushCount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>KeExceptionDispatchCount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>KeFirstLevelTbFills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>KeFloatingEmulationCount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>KeIcacheFlushCount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>KeSecondaryLevelTbFills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>0x22B4</text:p>
          </table:table-cell>
          <table:table-cell table:style-name="Tabelle1.B2" table:number-columns-spanned="2" office:value-type="string">
            <text:p text:style-name="Table_20_Contents">VendorString</text:p>
          </table:table-cell>
          <table:covered-table-cell/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>0x22C1</text:p>
          </table:table-cell>
          <table:table-cell table:style-name="Tabelle1.B2" table:number-columns-spanned="2" office:value-type="string">
            <text:p text:style-name="Table_20_Contents">PrcbPad10</text:p>
          </table:table-cell>
          <table:covered-table-cell/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>0x22C4</text:p>
          </table:table-cell>
          <table:table-cell table:style-name="Tabelle1.B2" table:number-columns-spanned="2" office:value-type="string">
            <text:p text:style-name="Table_20_Contents">FeatureBits</text:p>
          </table:table-cell>
          <table:covered-table-cell/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>0x22C8</text:p>
          </table:table-cell>
          <table:table-cell table:style-name="Tabelle1.B2" table:number-columns-spanned="2" office:value-type="string">
            <text:p text:style-name="Table_20_Contents">UpdateSignature</text:p>
          </table:table-cell>
          <table:covered-table-cell/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>0x22D0</text:p>
          </table:table-cell>
          <table:table-cell table:style-name="Tabelle1.B2" table:number-columns-spanned="2" office:value-type="string">
            <text:p text:style-name="Table_20_Contents">PowerState</text:p>
          </table:table-cell>
          <table:covered-table-cell/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>0x2440</text:p>
          </table:table-cell>
          <table:table-cell table:style-name="Tabelle1.B2" table:number-columns-spanned="2" office:value-type="string">
            <text:p text:style-name="Table_20_Contents">Cache</text:p>
          </table:table-cell>
          <table:covered-table-cell/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>0x247C</text:p>
          </table:table-cell>
          <table:table-cell table:style-name="Tabelle1.B2" table:number-columns-spanned="2" office:value-type="string">
            <text:p text:style-name="Table_20_Contents">CacheCount</text:p>
          </table:table-cell>
          <table:covered-table-cell/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49M17S</meta:editing-duration>
    <meta:editing-cycles>5</meta:editing-cycles>
    <meta:generator>OpenOffice.org/3.3$Win32 OpenOffice.org_project/330m20$Build-9567</meta:generator>
    <dc:date>2012-02-20T15:15:50.63</dc:date>
    <dc:creator>Timo Kreuzer</dc:creator>
    <meta:document-statistic meta:table-count="1" meta:image-count="0" meta:object-count="0" meta:page-count="1" meta:paragraph-count="259" meta:word-count="268" meta:character-count="2448"/>
    <meta:user-defined meta:name="Info 1"/>
    <meta:user-defined meta:name="Info 2"/>
    <meta:user-defined meta:name="Info 3"/>
    <meta:user-defined meta:name="Info 4"/>
  </office:meta>
</office:document-meta>
</file>